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6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6" style:family="table-cell" style:parent-style-name="Default">
      <style:text-properties style:font-name="Liberation Serif" fo:font-size="13pt" style:font-size-asian="13pt" style:font-size-complex="13pt"/>
    </style:style>
    <style:style style:name="ce7" style:family="table-cell" style:parent-style-name="Default">
      <style:table-cell-properties fo:border="0.74pt solid #000000"/>
      <style:text-properties style:font-name="Liberation Serif" fo:font-size="13pt" style:font-size-asian="13pt" style:font-size-complex="13pt"/>
    </style:style>
    <style:style style:name="ce8" style:family="table-cell" style:parent-style-name="Default">
      <style:table-cell-properties fo:border="0.74pt solid #000000"/>
      <style:text-properties style:font-name="Liberation Seri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16375" table:default-cell-style-name="ce6"/>
        <table:table-row table:style-name="ro1">
          <table:table-cell table:style-name="ce1"/>
          <table:table-cell table:number-columns-repeated="6"/>
          <table:table-cell office:value-type="string" calcext:value-type="string">
            <text:p>Total Prev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Jute </text:p>
          </table:table-cell>
          <table:table-cell table:style-name="ce7" office:value-type="float" office:value="50104" calcext:value-type="float">
            <text:p>50104</text:p>
          </table:table-cell>
          <table:table-cell table:style-name="ce7" office:value-type="float" office:value="30998" calcext:value-type="float">
            <text:p>30998</text:p>
          </table:table-cell>
          <table:table-cell table:style-name="ce7" office:value-type="float" office:value="34976" calcext:value-type="float">
            <text:p>34976</text:p>
          </table:table-cell>
          <table:table-cell table:style-name="ce7" office:value-type="float" office:value="14027" calcext:value-type="float">
            <text:p>140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2]+[.C2]+[.D2]+[.E2]+[.F2]+[.G2])" office:value-type="float" office:value="130105" calcext:value-type="float">
            <text:p>130105</text:p>
          </table:table-cell>
          <table:table-cell table:style-name="ce8"/>
          <table:table-cell table:style-name="ce7" office:value-type="float" office:value="4589" calcext:value-type="float">
            <text:p>4589</text:p>
          </table:table-cell>
          <table:table-cell table:style-name="ce7" office:value-type="float" office:value="1814" calcext:value-type="float">
            <text:p>1814</text:p>
          </table:table-cell>
          <table:table-cell table:style-name="ce7" office:value-type="float" office:value="507" calcext:value-type="float">
            <text:p>507</text:p>
          </table:table-cell>
          <table:table-cell table:style-name="ce8" table:formula="of:=SUM([.J2]+[.K2]+[.L2])" office:value-type="float" office:value="6910" calcext:value-type="float">
            <text:p>691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Jute Sliver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3]+[.C3]+[.D3]+[.E3]+[.F3]+[.G3])" office:value-type="float" office:value="40" calcext:value-type="float">
            <text:p>40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74" calcext:value-type="float">
            <text:p>374</text:p>
          </table:table-cell>
          <table:table-cell table:style-name="ce8" table:formula="of:=SUM([.J3]+[.K3]+[.L3])" office:value-type="float" office:value="374" calcext:value-type="float">
            <text:p>37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Jute Goods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3031" calcext:value-type="float">
            <text:p>53031</text:p>
          </table:table-cell>
          <table:table-cell table:style-name="ce7" office:value-type="float" office:value="55318" calcext:value-type="float">
            <text:p>55318</text:p>
          </table:table-cell>
          <table:table-cell table:style-name="ce7" office:value-type="float" office:value="61871" calcext:value-type="float">
            <text:p>61871</text:p>
          </table:table-cell>
          <table:table-cell table:style-name="ce7" office:value-type="float" office:value="58671" calcext:value-type="float">
            <text:p>58671</text:p>
          </table:table-cell>
          <table:table-cell table:style-name="ce8" table:formula="of:=SUM([.B4]+[.C4]+[.D4]+[.E4]+[.F4]+[.G4])" office:value-type="float" office:value="229376" calcext:value-type="float">
            <text:p>229376</text:p>
          </table:table-cell>
          <table:table-cell table:style-name="ce8"/>
          <table:table-cell table:style-name="ce7" office:value-type="float" office:value="29738" calcext:value-type="float">
            <text:p>29738</text:p>
          </table:table-cell>
          <table:table-cell table:style-name="ce7" office:value-type="float" office:value="21981" calcext:value-type="float">
            <text:p>21981</text:p>
          </table:table-cell>
          <table:table-cell table:style-name="ce7" office:value-type="float" office:value="19724" calcext:value-type="float">
            <text:p>19724</text:p>
          </table:table-cell>
          <table:table-cell table:style-name="ce8" table:formula="of:=SUM([.J4]+[.K4]+[.L4])" office:value-type="float" office:value="71443" calcext:value-type="float">
            <text:p>71443</text:p>
          </table:table-cell>
          <table:table-cell table:number-columns-repeated="16371"/>
        </table:table-row>
        <table:table-row table:style-name="ro1" table:number-rows-repeated="3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2" office:value-type="string" calcext:value-type="string">
            <text:p>Shrimps</text:p>
          </table:table-cell>
          <table:table-cell table:style-name="ce7" office:value-type="float" office:value="33280" calcext:value-type="float">
            <text:p>33280</text:p>
          </table:table-cell>
          <table:table-cell table:style-name="ce7" office:value-type="float" office:value="35380" calcext:value-type="float">
            <text:p>35380</text:p>
          </table:table-cell>
          <table:table-cell table:style-name="ce7" office:value-type="float" office:value="34051" calcext:value-type="float">
            <text:p>34051</text:p>
          </table:table-cell>
          <table:table-cell table:style-name="ce7" office:value-type="float" office:value="32776" calcext:value-type="float">
            <text:p>3277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B10]+[.C10]+[.D10]+[.E10]+[.F10]+[.G10])" office:value-type="float" office:value="135535" calcext:value-type="float">
            <text:p>135535</text:p>
          </table:table-cell>
          <table:table-cell table:style-name="ce8"/>
          <table:table-cell table:style-name="ce7" office:value-type="float" office:value="31195" calcext:value-type="float">
            <text:p>31195</text:p>
          </table:table-cell>
          <table:table-cell table:style-name="ce7" office:value-type="float" office:value="22324" calcext:value-type="float">
            <text:p>22324</text:p>
          </table:table-cell>
          <table:table-cell table:style-name="ce7" office:value-type="float" office:value="12715" calcext:value-type="float">
            <text:p>12715</text:p>
          </table:table-cell>
          <table:table-cell table:style-name="ce8" table:formula="of:=SUM([.J10]+[.K10]+[.L10])" office:value-type="float" office:value="66234" calcext:value-type="float">
            <text:p>6623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W/Fish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11]+[.C11]+[.D11]+[.E11]+[.F11]+[.G11])" office:value-type="float" office:value="579" calcext:value-type="float">
            <text:p>579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8" table:formula="of:=SUM([.J11]+[.K11]+[.L11])" office:value-type="float" office:value="44" calcext:value-type="float">
            <text:p>4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Dried Shrimps/Fish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12]+[.C12]+[.D12]+[.E12]+[.F12]+[.G12])" office:value-type="float" office:value="107" calcext:value-type="float">
            <text:p>107</text:p>
          </table:table-cell>
          <table:table-cell table:style-name="ce8"/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406" calcext:value-type="float">
            <text:p>406</text:p>
          </table:table-cell>
          <table:table-cell table:style-name="ce8" table:formula="of:=SUM([.J12]+[.K12]+[.L12])" office:value-type="float" office:value="1017" calcext:value-type="float">
            <text:p>1017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Octopu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13]+[.C13]+[.D13]+[.E13]+[.F13]+[.G13])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8" table:formula="of:=SUM([.J13]+[.K13]+[.L13])" office:value-type="float" office:value="19" calcext:value-type="float">
            <text:p>19</text:p>
          </table:table-cell>
          <table:table-cell table:number-columns-repeated="16371"/>
        </table:table-row>
        <table:table-row table:style-name="ro1" table:number-rows-repeated="8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2" office:value-type="string" calcext:value-type="string">
            <text:p>C/Tiles</text:p>
          </table:table-cell>
          <table:table-cell table:style-name="ce7" office:value-type="float" office:value="6132" calcext:value-type="float">
            <text:p>6132</text:p>
          </table:table-cell>
          <table:table-cell table:style-name="ce7" office:value-type="float" office:value="6157" calcext:value-type="float">
            <text:p>6157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5010" calcext:value-type="float">
            <text:p>50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24]+[.C24]+[.D24]+[.E24]+[.F24]+[.G24])" office:value-type="float" office:value="21499" calcext:value-type="float">
            <text:p>21499</text:p>
          </table:table-cell>
          <table:table-cell table:style-name="ce8"/>
          <table:table-cell table:style-name="ce7" office:value-type="float" office:value="3601" calcext:value-type="float">
            <text:p>3601</text:p>
          </table:table-cell>
          <table:table-cell table:style-name="ce7" office:value-type="float" office:value="2898" calcext:value-type="float">
            <text:p>2898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24]+[.K24]+[.L24])" office:value-type="float" office:value="6499" calcext:value-type="float">
            <text:p>6499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H/Crafts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25]+[.C25]+[.D25]+[.E25]+[.F25]+[.G25])" office:value-type="float" office:value="451" calcext:value-type="float">
            <text:p>451</text:p>
          </table:table-cell>
          <table:table-cell table:style-name="ce8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209" calcext:value-type="float">
            <text:p>209</text:p>
          </table:table-cell>
          <table:table-cell table:style-name="ce8" table:formula="of:=SUM([.J25]+[.K25]+[.L25])" office:value-type="float" office:value="399" calcext:value-type="float">
            <text:p>399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/Gar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499" calcext:value-type="float">
            <text:p>499</text:p>
          </table:table-cell>
          <table:table-cell table:style-name="ce7" office:value-type="float" office:value="548" calcext:value-type="float">
            <text:p>5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26]+[.C26]+[.D26]+[.E26]+[.F26]+[.G26])" office:value-type="float" office:value="1595" calcext:value-type="float">
            <text:p>1595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8" table:formula="of:=SUM([.J26]+[.K26]+[.L26])" office:value-type="float" office:value="43" calcext:value-type="float">
            <text:p>43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M.Q. Head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57" calcext:value-type="float">
            <text:p>15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27]+[.C27]+[.D27]+[.E27]+[.F27]+[.G27])" office:value-type="float" office:value="619" calcext:value-type="float">
            <text:p>619</text:p>
          </table:table-cell>
          <table:table-cell table:style-name="ce8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27]+[.K27]+[.L27])" office:value-type="float" office:value="496" calcext:value-type="float">
            <text:p>496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Jacket/Sui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33" calcext:value-type="float">
            <text:p>7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table:formula="of:=SUM([.B28]+[.C28]+[.D28]+[.E28]+[.F28]+[.G28])" office:value-type="float" office:value="816" calcext:value-type="float">
            <text:p>816</text:p>
          </table:table-cell>
          <table:table-cell table:style-name="ce8"/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45" calcext:value-type="float">
            <text:p>45</text:p>
          </table:table-cell>
          <table:table-cell table:style-name="ce8" table:formula="of:=SUM([.J28]+[.K28]+[.L28])" office:value-type="float" office:value="500" calcext:value-type="float">
            <text:p>50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Tent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B29]+[.C29]+[.D29]+[.E29]+[.F29]+[.G29])" office:value-type="float" office:value="875" calcext:value-type="float">
            <text:p>875</text:p>
          </table:table-cell>
          <table:table-cell table:style-name="ce8"/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944" calcext:value-type="float">
            <text:p>944</text:p>
          </table:table-cell>
          <table:table-cell table:style-name="ce7" office:value-type="float" office:value="379" calcext:value-type="float">
            <text:p>379</text:p>
          </table:table-cell>
          <table:table-cell table:style-name="ce8" table:formula="of:=SUM([.J29]+[.K29]+[.L29])" office:value-type="float" office:value="2108" calcext:value-type="float">
            <text:p>2108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Marble Slabs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2248" calcext:value-type="float">
            <text:p>2248</text:p>
          </table:table-cell>
          <table:table-cell table:style-name="ce7" office:value-type="float" office:value="1562" calcext:value-type="float">
            <text:p>1562</text:p>
          </table:table-cell>
          <table:table-cell table:style-name="ce7" office:value-type="float" office:value="1333" calcext:value-type="float">
            <text:p>1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30]+[.C30]+[.D30]+[.E30]+[.F30]+[.G30])" office:value-type="float" office:value="5829" calcext:value-type="float">
            <text:p>5829</text:p>
          </table:table-cell>
          <table:table-cell table:style-name="ce8"/>
          <table:table-cell table:style-name="ce7" office:value-type="float" office:value="747" calcext:value-type="float">
            <text:p>747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363" calcext:value-type="float">
            <text:p>363</text:p>
          </table:table-cell>
          <table:table-cell table:style-name="ce8" table:formula="of:=SUM([.J30]+[.K30]+[.L30])" office:value-type="float" office:value="1494" calcext:value-type="float">
            <text:p>149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Recycle Palle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31]+[.C31]+[.D31]+[.E31]+[.F31]+[.G31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3674" calcext:value-type="float">
            <text:p>3674</text:p>
          </table:table-cell>
          <table:table-cell table:style-name="ce7" office:value-type="float" office:value="1468" calcext:value-type="float">
            <text:p>1468</text:p>
          </table:table-cell>
          <table:table-cell table:style-name="ce7" office:value-type="float" office:value="3200" calcext:value-type="float">
            <text:p>3200</text:p>
          </table:table-cell>
          <table:table-cell table:style-name="ce8" table:formula="of:=SUM([.J31]+[.K31]+[.L31])" office:value-type="float" office:value="8342" calcext:value-type="float">
            <text:p>834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Blanke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32]+[.C32]+[.D32]+[.E32]+[.F32]+[.G32])" office:value-type="float" office:value="0" calcext:value-type="float">
            <text:p>0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13" calcext:value-type="float">
            <text:p>213</text:p>
          </table:table-cell>
          <table:table-cell table:style-name="ce8" table:formula="of:=SUM([.J32]+[.K32]+[.L32])" office:value-type="float" office:value="213" calcext:value-type="float">
            <text:p>213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ar Seat Heater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639" calcext:value-type="float">
            <text:p>163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33]+[.C33]+[.D33]+[.E33]+[.F33]+[.G33])" office:value-type="float" office:value="1743" calcext:value-type="float">
            <text:p>1743</text:p>
          </table:table-cell>
          <table:table-cell table:style-name="ce8"/>
          <table:table-cell table:style-name="ce7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8" table:formula="of:=SUM([.J33]+[.K33]+[.L33])" office:value-type="float" office:value="113" calcext:value-type="float">
            <text:p>113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Travel Bag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34]+[.C34]+[.D34]+[.E34]+[.F34]+[.G34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24" calcext:value-type="float">
            <text:p>1124</text:p>
          </table:table-cell>
          <table:table-cell table:style-name="ce7" office:value-type="float" office:value="268" calcext:value-type="float">
            <text:p>268</text:p>
          </table:table-cell>
          <table:table-cell table:style-name="ce8" table:formula="of:=SUM([.J34]+[.K34]+[.L34])" office:value-type="float" office:value="1532" calcext:value-type="float">
            <text:p>153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ver All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35]+[.C35]+[.D35]+[.E35]+[.F35]+[.G35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0" calcext:value-type="float">
            <text:p>80</text:p>
          </table:table-cell>
          <table:table-cell table:style-name="ce8" table:formula="of:=SUM([.J35]+[.K35]+[.L35])" office:value-type="float" office:value="172" calcext:value-type="float">
            <text:p>17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tton Yarn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table:formula="of:=SUM([.B36]+[.C36]+[.D36]+[.E36]+[.F36]+[.G36])" office:value-type="float" office:value="462" calcext:value-type="float">
            <text:p>462</text:p>
          </table:table-cell>
          <table:table-cell table:style-name="ce8"/>
          <table:table-cell table:style-name="ce7" office:value-type="float" office:value="767" calcext:value-type="float">
            <text:p>767</text:p>
          </table:table-cell>
          <table:table-cell table:style-name="ce7" office:value-type="float" office:value="5494" calcext:value-type="float">
            <text:p>5494</text:p>
          </table:table-cell>
          <table:table-cell table:style-name="ce7" office:value-type="float" office:value="9021" calcext:value-type="float">
            <text:p>9021</text:p>
          </table:table-cell>
          <table:table-cell table:style-name="ce8" table:formula="of:=SUM([.J36]+[.K36]+[.L36])" office:value-type="float" office:value="15282" calcext:value-type="float">
            <text:p>1528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arasol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37]+[.C37]+[.D37]+[.E37]+[.F37]+[.G37])" office:value-type="float" office:value="51" calcext:value-type="float">
            <text:p>51</text:p>
          </table:table-cell>
          <table:table-cell table:style-name="ce8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37]+[.K37]+[.L37])" office:value-type="float" office:value="58" calcext:value-type="float">
            <text:p>58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R/Stone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38]+[.C38]+[.D38]+[.E38]+[.F38]+[.G38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70" calcext:value-type="float">
            <text:p>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38]+[.K38]+[.L38])"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Isolation Gown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39]+[.C39]+[.D39]+[.E39]+[.F39]+[.G39])" office:value-type="float" office:value="42" calcext:value-type="float">
            <text:p>42</text:p>
          </table:table-cell>
          <table:table-cell table:style-name="ce8"/>
          <table:table-cell table:style-name="ce7" office:value-type="float" office:value="495" calcext:value-type="float">
            <text:p>49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39]+[.K39]+[.L39])" office:value-type="float" office:value="495" calcext:value-type="float">
            <text:p>495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/Roll</text:p>
          </table:table-cell>
          <table:table-cell table:style-name="ce7" office:value-type="float" office:value="1026" calcext:value-type="float">
            <text:p>1026</text:p>
          </table:table-cell>
          <table:table-cell table:style-name="ce7" office:value-type="float" office:value="1730" calcext:value-type="float">
            <text:p>1730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427" calcext:value-type="float">
            <text:p>4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40]+[.C40]+[.D40]+[.E40]+[.F40]+[.G40])" office:value-type="float" office:value="3961" calcext:value-type="float">
            <text:p>3961</text:p>
          </table:table-cell>
          <table:table-cell table:style-name="ce8"/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40]+[.K40]+[.L40])" office:value-type="float" office:value="327" calcext:value-type="float">
            <text:p>327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oco peat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41]+[.C41]+[.D41]+[.E41]+[.F41]+[.G41])" office:value-type="float" office:value="582" calcext:value-type="float">
            <text:p>582</text:p>
          </table:table-cell>
          <table:table-cell table:style-name="ce8"/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41]+[.K41]+[.L41])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Aluminum Tray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42]+[.C42]+[.D42]+[.E42]+[.F42]+[.G42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SUM([.J42]+[.K42]+[.L42])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Stainless Steel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43]+[.C43]+[.D43]+[.E43]+[.F43]+[.G43])" office:value-type="float" office:value="30" calcext:value-type="float">
            <text:p>30</text:p>
          </table:table-cell>
          <table:table-cell table:style-name="ce8"/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43]+[.K43]+[.L43])" office:value-type="float" office:value="22" calcext:value-type="float">
            <text:p>2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Lifting Tool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44]+[.C44]+[.D44]+[.E44]+[.F44]+[.G44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44]+[.K44]+[.L44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M/Threa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45]+[.C45]+[.D45]+[.E45]+[.F45]+[.G45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45]+[.K45]+[.L45])" office:value-type="float" office:value="49" calcext:value-type="float">
            <text:p>49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Zipper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14" calcext:value-type="float">
            <text:p>614</text:p>
          </table:table-cell>
          <table:table-cell table:style-name="ce7" office:value-type="float" office:value="346" calcext:value-type="float">
            <text:p>34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46]+[.C46]+[.D46]+[.E46]+[.F46]+[.G46])" office:value-type="float" office:value="1283" calcext:value-type="float">
            <text:p>1283</text:p>
          </table:table-cell>
          <table:table-cell table:style-name="ce8"/>
          <table:table-cell table:style-name="ce7" office:value-type="float" office:value="51" calcext:value-type="float">
            <text:p>5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46]+[.K46]+[.L46])" office:value-type="float" office:value="51" calcext:value-type="float">
            <text:p>51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Garments Produc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47]+[.C47]+[.D47]+[.E47]+[.F47]+[.G47])" office:value-type="float" office:value="40" calcext:value-type="float">
            <text:p>40</text:p>
          </table:table-cell>
          <table:table-cell table:style-name="ce8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466" calcext:value-type="float">
            <text:p>466</text:p>
          </table:table-cell>
          <table:table-cell table:style-name="ce7" office:value-type="float" office:value="2718" calcext:value-type="float">
            <text:p>2718</text:p>
          </table:table-cell>
          <table:table-cell table:style-name="ce8" table:formula="of:=SUM([.J47]+[.K47]+[.L47])" office:value-type="float" office:value="3394" calcext:value-type="float">
            <text:p>339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Reflective Vest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48]+[.C48]+[.D48]+[.E48]+[.F48]+[.G48])" office:value-type="float" office:value="138" calcext:value-type="float">
            <text:p>138</text:p>
          </table:table-cell>
          <table:table-cell table:style-name="ce8"/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3" calcext:value-type="float">
            <text:p>53</text:p>
          </table:table-cell>
          <table:table-cell table:style-name="ce8" table:formula="of:=SUM([.J48]+[.K48]+[.L48])"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Jewelry Box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table:formula="of:=SUM([.B49]+[.C49]+[.D49]+[.E49]+[.F49]+[.G49])" office:value-type="float" office:value="87" calcext:value-type="float">
            <text:p>87</text:p>
          </table:table-cell>
          <table:table-cell table:style-name="ce8"/>
          <table:table-cell table:style-name="ce7" office:value-type="float" office:value="72" calcext:value-type="float">
            <text:p>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49]+[.K49]+[.L49])" office:value-type="float" office:value="72" calcext:value-type="float">
            <text:p>7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Machinery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table:formula="of:=SUM([.B50]+[.C50]+[.D50]+[.E50]+[.F50]+[.G50])" office:value-type="float" office:value="201" calcext:value-type="float">
            <text:p>201</text:p>
          </table:table-cell>
          <table:table-cell table:style-name="ce8"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8" table:formula="of:=SUM([.J50]+[.K50]+[.L50])" office:value-type="float" office:value="157" calcext:value-type="float">
            <text:p>157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ajama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51]+[.C51]+[.D51]+[.E51]+[.F51]+[.G51])" office:value-type="float" office:value="0" calcext:value-type="float">
            <text:p>0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formula="of:=SUM([.J51]+[.K51]+[.L51])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Silver Pom-fre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52]+[.C52]+[.D52]+[.E52]+[.F52]+[.G52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8" table:formula="of:=SUM([.J52]+[.K52]+[.L52])" office:value-type="float" office:value="83" calcext:value-type="float">
            <text:p>83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A/Brand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53]+[.C53]+[.D53]+[.E53]+[.F53]+[.G53])" office:value-type="float" office:value="348" calcext:value-type="float">
            <text:p>348</text:p>
          </table:table-cell>
          <table:table-cell table:style-name="ce8"/>
          <table:table-cell table:style-name="ce7" office:value-type="float" office:value="3" calcext:value-type="float">
            <text:p>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([.J53]+[.K53]+[.L53])" office:value-type="float" office:value="47" calcext:value-type="float">
            <text:p>47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Vegetable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1" calcext:value-type="float">
            <text:p>14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table:formula="of:=SUM([.B54]+[.C54]+[.D54]+[.E54]+[.F54]+[.G54])" office:value-type="float" office:value="167" calcext:value-type="float">
            <text:p>167</text:p>
          </table:table-cell>
          <table:table-cell table:style-name="ce8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9" calcext:value-type="float">
            <text:p>49</text:p>
          </table:table-cell>
          <table:table-cell table:style-name="ce8" table:formula="of:=SUM([.J54]+[.K54]+[.L54])" office:value-type="float" office:value="74" calcext:value-type="float">
            <text:p>74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rabs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362" calcext:value-type="float">
            <text:p>36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B55]+[.C55]+[.D55]+[.E55]+[.F55]+[.G55])" office:value-type="float" office:value="1079" calcext:value-type="float">
            <text:p>1079</text:p>
          </table:table-cell>
          <table:table-cell table:style-name="ce8"/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5" calcext:value-type="float">
            <text:p>125</text:p>
          </table:table-cell>
          <table:table-cell table:style-name="ce8" table:formula="of:=SUM([.J55]+[.K55]+[.L55])" office:value-type="float" office:value="850" calcext:value-type="float">
            <text:p>85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Food/Snack Food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56]+[.C56]+[.D56]+[.E56]+[.F56]+[.G56])" office:value-type="float" office:value="112" calcext:value-type="float">
            <text:p>112</text:p>
          </table:table-cell>
          <table:table-cell table:style-name="ce8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8" table:formula="of:=SUM([.J56]+[.K56]+[.L56])" office:value-type="float" office:value="52" calcext:value-type="float">
            <text:p>5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B/Pouch Se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57]+[.C57]+[.D57]+[.E57]+[.F57]+[.G57])" office:value-type="float" office:value="0" calcext:value-type="float">
            <text:p>0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table:formula="of:=SUM([.J57]+[.K57]+[.L57])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/Cove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58]+[.C58]+[.D58]+[.E58]+[.F58]+[.G58])" office:value-type="float" office:value="0" calcext:value-type="float">
            <text:p>0</text:p>
          </table:table-cell>
          <table:table-cell table:style-name="ce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8" table:formula="of:=SUM([.J58]+[.K58]+[.L58])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/Trap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59]+[.C59]+[.D59]+[.E59]+[.F59]+[.G59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59]+[.K59]+[.L59])"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har-cool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60]+[.C60]+[.D60]+[.E60]+[.F60]+[.G60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172" calcext:value-type="float">
            <text:p>1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60]+[.K60]+[.L60])" office:value-type="float" office:value="172" calcext:value-type="float">
            <text:p>17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M/Column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219" calcext:value-type="float">
            <text:p>21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61]+[.C61]+[.D61]+[.E61]+[.F61]+[.G61])" office:value-type="float" office:value="464" calcext:value-type="float">
            <text:p>464</text:p>
          </table:table-cell>
          <table:table-cell table:style-name="ce8"/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61]+[.K61]+[.L61])"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Frozen Coconu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62]+[.C62]+[.D62]+[.E62]+[.F62]+[.G62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62]+[.K62]+[.L62])"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heese Tap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8" table:formula="of:=SUM([.B63]+[.C63]+[.D63]+[.E63]+[.F63]+[.G63])" office:value-type="float" office:value="0" calcext:value-type="float">
            <text:p>0</text:p>
          </table:table-cell>
          <table:table-cell table:style-name="ce8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63]+[.K63]+[.L63])" office:value-type="float" office:value="11" calcext:value-type="float">
            <text:p>11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Fabrics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8" table:formula="of:=SUM([.B64]+[.C64]+[.D64]+[.E64]+[.F64]+[.G64])" office:value-type="float" office:value="69" calcext:value-type="float">
            <text:p>69</text:p>
          </table:table-cell>
          <table:table-cell table:style-name="ce8"/>
          <table:table-cell table:style-name="ce7" office:value-type="float" office:value="84" calcext:value-type="float">
            <text:p>8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table:formula="of:=SUM([.J64]+[.K64]+[.L64])" office:value-type="float" office:value="84" calcext:value-type="float">
            <text:p>84</text:p>
          </table:table-cell>
          <table:table-cell table:number-columns-repeated="16371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1:06:03.108979930</meta:creation-date>
    <dc:date>2024-03-25T12:15:08.648057036</dc:date>
    <meta:editing-duration>PT25M26S</meta:editing-duration>
    <meta:editing-cycles>9</meta:editing-cycles>
    <meta:generator>LibreOffice/24.2.1.2$Linux_X86_64 LibreOffice_project/db4def46b0453cc22e2d0305797cf981b68ef5ac</meta:generator>
    <meta:print-date>2024-03-25T12:15:11.880986522</meta:print-date>
    <meta:document-statistic meta:table-count="1" meta:cell-count="577" meta:object-count="0"/>
  </office:meta>
</office:document-meta>
</file>